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6_12-53-26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26_15-49-48_000.jpg</text:p>
          </table:table-cell>
          <table:table-cell table:style-name="ce19" office:value-type="string">
            <text:p>:m 1*1 RES / JVEMV6 64#68_1 / 『新釈漢文大系　２　大学　中庸』 著者=赤塚忠 / p.39 / w:鄭玄；孔穎達,topic:明徳 / N~</text:p>
          </table:table-cell>
          <table:table-cell table:style-name="ce4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3]=&quot;&quot;;[.C3];CONCATENATE([.C3];&quot; / &quot;;[.E3]))" office:value-type="string" office:string-value=":m 1*1 RES / JVEMV6 64#68_1 / 『新釈漢文大系　２　大学　中庸』 著者=赤塚忠 / p.39 / w:鄭玄；孔穎達,topic:明徳 / N~">
            <text:p>:m 1*1 RES / JVEMV6 64#68_1 / 『新釈漢文大系　２　大学　中庸』 著者=赤塚忠 / p.39 / w:鄭玄；孔穎達,topic:明徳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6_17-10-17_000.jpg</text:p>
          </table:table-cell>
          <table:table-cell table:style-name="ce19" office:value-type="string">
            <text:p>:m 1-2*3 RES / 64#78_11 / 『不完全性定理』 ゲーデル (goedel)、著；林晋、八杉満利子、訳・解説 / p.22 / w:第１型の記号；第N型の記号；基本論理式；n項関係記号；Subst；公理 / N~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]=&quot;&quot;;[.C4];CONCATENATE([.C4];&quot; / &quot;;[.E4]))" office:value-type="string" office:string-value=":m 1-2*3 RES / 64#78_11 / 『不完全性定理』 ゲーデル (goedel)、著；林晋、八杉満利子、訳・解説 / p.22 / w:第１型の記号；第N型の記号；基本論理式；n項関係記号；Subst；公理 / N~">
            <text:p>:m 1-2*3 RES / 64#78_11 / 『不完全性定理』 ゲーデル (goedel)、著；林晋、八杉満利子、訳・解説 / p.22 / w:第１型の記号；第N型の記号；基本論理式；n項関係記号；Subst；公理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6_17-10-59_000.jpg</text:p>
          </table:table-cell>
          <table:table-cell table:style-name="ce19" office:value-type="string">
            <text:p>:m 3*3 RES / 64#78_11 / 『不完全性定理』 ゲーデル (goedel)、著；林晋、八杉満利子、訳・解説 / p.22 / w:公理；証明可能な論理式の類 / N~</text:p>
          </table:table-cell>
          <table:table-cell table:style-name="ce19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5]=&quot;&quot;;[.C5];CONCATENATE([.C5];&quot; / &quot;;[.E5]))" office:value-type="string" office:string-value=":m 3*3 RES / 64#78_11 / 『不完全性定理』 ゲーデル (goedel)、著；林晋、八杉満利子、訳・解説 / p.22 / w:公理；証明可能な論理式の類 / N~">
            <text:p>:m 3*3 RES / 64#78_11 / 『不完全性定理』 ゲーデル (goedel)、著；林晋、八杉満利子、訳・解説 / p.22 / w:公理；証明可能な論理式の類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6_18-34-14_000.jpg</text:p>
          </table:table-cell>
          <table:table-cell table:style-name="ce19" office:value-type="string">
            <text:p>:m :尺八,shakuhachi,bamboo 1*1 / session-memo / s.1:genr=todays-melody;practice-piece,key=E,R=1,score=+,for=oc-2_h-1;2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m :尺八,shakuhachi,bamboo 1*1 / session-memo / s.1:genr=todays-melody;practice-piece,key=E,R=1,score=+,for=oc-2_h-1;2">
            <text:p>:m :尺八,shakuhachi,bamboo 1*1 / session-memo / s.1:genr=todays-melody;practice-piece,key=E,R=1,score=+,for=oc-2_h-1;2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6_20-37-36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2-26_22-22-11_000.jpg</text:p>
          </table:table-cell>
          <table:table-cell table:style-name="ce19" office:value-type="string">
            <text:p>:PHOTO 記録 / @自室 / 充電：電池：単３ / for=夜用：就寝中の照明用 / occasion=開始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26_22-22-2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27_04-03-1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2-27_05-16-24_000.jpg</text:p>
          </table:table-cell>
          <table:table-cell table:style-name="ce19" office:value-type="string">
            <text:p>:m 東和 PHOTO / 210227sa / 神田駅 / 千代田区内神田１丁目計画 / １名 / アイアール電気（大豊建設） / 資料：天気</text:p>
          </table:table-cell>
          <table:table-cell table:style-name="ce17"/>
          <table:table-cell table:style-name="ce4"/>
          <table:table-cell table:style-name="ce4" office:value-type="string">
            <text:p>N-35-35-28.559875 E-139-34-48.171386</text:p>
          </table:table-cell>
          <table:table-cell table:style-name="ce36" table:formula="of:=IF([.E11]=&quot;&quot;;[.C11];CONCATENATE([.C11];&quot; / &quot;;[.E11]))" office:value-type="string" office:string-value=":m 東和 PHOTO / 210227sa / 神田駅 / 千代田区内神田１丁目計画 / １名 / アイアール電気（大豊建設） / 資料：天気">
            <text:p>:m 東和 PHOTO / 210227sa / 神田駅 / 千代田区内神田１丁目計画 / １名 / アイアール電気（大豊建設） / 資料：天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27_21-03-40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16.955566 E-139-34-42.458496</text:p>
          </table:table-cell>
          <table:table-cell table:style-name="ce36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28_01-24-24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6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28_08-34-3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6_16-14-18_000.mid</text:p>
          </table:table-cell>
          <table:table-cell table:style-name="ce8" office:value-type="string">
            <text:p>:in-mid / app=perfect-piano / 演奏、play / id-2021-0226-1 / category=melody,inst=flute.any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string" office:string-value=":in-mid / app=perfect-piano / 演奏、play / id-2021-0226-1 / category=melody,inst=flute.any,for=~,genre=~">
            <text:p>:in-mid / app=perfect-piano / 演奏、play / id-2021-0226-1 / category=melody,inst=flute.any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6_18-12-27_000.mp4</text:p>
          </table:table-cell>
          <table:table-cell table:style-name="ce8" office:value-type="string">
            <text:p>:VIDEO / @自室 / 記録 / jap.flute-bamboo / 演奏、play / b-2021-0226-1 / genr=todays-melody;practice-piece,key=E,R=1,score=+,for=oc-2_h-1;2</text:p>
          </table:table-cell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VIDEO / @自室 / 記録 / jap.flute-bamboo / 演奏、play / b-2021-0226-1 / genr=todays-melody;practice-piece,key=E,R=1,score=+,for=oc-2_h-1;2">
            <text:p>:VIDEO / @自室 / 記録 / jap.flute-bamboo / 演奏、play / b-2021-0226-1 / genr=todays-melody;practice-piece,key=E,R=1,score=+,for=oc-2_h-1;2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7_08-54-48_000.mid</text:p>
          </table:table-cell>
          <table:table-cell table:style-name="ce8" office:value-type="string">
            <text:p>:in-mid / app=perfect-piano / 演奏、play / id-2021-0227-1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string" office:string-value=":in-mid / app=perfect-piano / 演奏、play / id-2021-0227-1 / category=melody,inst=~,for=~,genre=~">
            <text:p>:in-mid / app=perfect-piano / 演奏、play / id-2021-0227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2021/02/28</text:date>, <text:time>10:3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8T10:37:01.59</dc:date>
    <dc:creator>iwabuchi ken</dc:creator>
    <meta:editing-duration>P31DT15H50M44S</meta:editing-duration>
    <meta:editing-cycles>11806</meta:editing-cycles>
    <meta:document-statistic meta:table-count="1" meta:cell-count="363" meta:object-count="0"/>
  </office:meta>
</office:document-meta>
</file>